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9" style:family="table-cell" style:parent-style-name="Default" style:data-style-name="N0">
      <style:table-cell-properties fo:border="2pt solid #000000" fo:background-color="#FFFF00"/>
    </style:style>
    <style:style style:name="ce20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000000" fo:background-color="transparent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cell-protect="protected"/>
    </style:style>
    <style:style style:name="ce33" style:family="table-cell" style:parent-style-name="Default" style:data-style-name="N0">
      <style:table-cell-properties fo:background-color="transparent" style:cell-protect="protected"/>
    </style:style>
    <style:style style:name="ce3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2pt solid #000000" fo:background-color="#FFFF00" style:cell-protect="none"/>
    </style:style>
    <style:style style:name="ce4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4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4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automatic" fo:wrap-option="wrap" style:cell-protect="protected"/>
    </style:style>
    <style:style style:name="ce1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7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top" fo:wrap-option="wrap" style:cell-protect="protected"/>
    </style:style>
    <style:style style:name="ce1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8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72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73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74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8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99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9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9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-type="float" office:value="1.5" table:style-name="ce8">
            <text:p>1,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,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32"/>
        <table:table-column table:style-name="co1" table:number-columns-repeated="7" table:default-cell-style-name="ce32"/>
        <table:table-column table:style-name="co5" table:default-cell-style-name="ce33"/>
        <table:table-column table:style-name="co6" table:default-cell-style-name="ce32"/>
        <table:table-column table:style-name="co1" table:number-columns-repeated="7" table:default-cell-style-name="ce32"/>
        <table:table-column table:style-name="co3" table:default-cell-style-name="ce32" table:visibility="collapse"/>
        <table:table-column table:style-name="co1" table:number-columns-repeated="16366" table:default-cell-style-name="ce32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9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9"/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9"/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9"/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9"/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9"/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9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BUREAU</text:p>
          </table:table-cell>
          <table:table-cell table:style-name="ce42"/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 table:visibility="collapse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8" table:number-columns-repeated="2" table:default-cell-style-name="ce2" table:visibility="collapse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5" table:default-cell-style-name="ce2"/>
        <table:table-column table:style-name="co1" table:number-columns-repeated="2" table:default-cell-style-name="ce2"/>
        <table:table-column table:style-name="co1" table:default-cell-style-name="ce32"/>
        <table:table-column table:style-name="co1" table:number-columns-repeated="16353" table:default-cell-style-name="ce2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-type="float" office:value="12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-type="float" office:value="1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>
        <table:table-column table:style-name="co5" table:default-cell-style-name="ce2"/>
        <table:table-column table:style-name="co22" table:default-cell-style-name="ce114"/>
        <table:table-column table:style-name="co3" table:default-cell-style-name="ce4"/>
        <table:table-column table:style-name="co3" table:default-cell-style-name="ce4" table:visibility="collapse"/>
        <table:table-column table:style-name="co23" table:default-cell-style-name="ce4" table:visibility="collapse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3" table:default-cell-style-name="ce4"/>
        <table:table-column table:style-name="co11" table:default-cell-style-name="ce4"/>
        <table:table-column table:style-name="co13" table:number-columns-repeated="2" table:default-cell-style-name="ce4"/>
        <table:table-column table:style-name="co28" table:default-cell-style-name="ce2"/>
        <table:table-column table:style-name="co29" table:default-cell-style-name="ce93"/>
        <table:table-column table:style-name="co9" table:default-cell-style-name="ce2"/>
        <table:table-column table:style-name="co30" table:default-cell-style-name="ce2" table:visibility="collapse"/>
        <table:table-column table:style-name="co23" table:default-cell-style-name="ce2" table:visibility="collapse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6" table:default-cell-style-name="ce2"/>
        <table:table-column table:style-name="co1" table:number-columns-repeated="16350" table:default-cell-style-name="ce2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-type="float" office:value="2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3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>
        <table:table-column table:style-name="co41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24" table:default-cell-style-name="ce32"/>
        <table:table-column table:style-name="co43" table:default-cell-style-name="ce32"/>
        <table:table-column table:style-name="co14" table:default-cell-style-name="ce32"/>
        <table:table-column table:style-name="co44" table:default-cell-style-name="ce32"/>
        <table:table-column table:style-name="co43" table:number-columns-repeated="3" table:default-cell-style-name="ce32"/>
        <table:table-column table:style-name="co45" table:default-cell-style-name="ce32"/>
        <table:table-column table:style-name="co46" table:default-cell-style-name="ce32"/>
        <table:table-column table:style-name="co47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1" table:default-cell-style-name="ce32"/>
        <table:table-column table:style-name="co48" table:default-cell-style-name="ce32"/>
        <table:table-column table:style-name="co1" table:default-cell-style-name="ce32"/>
        <table:table-column table:style-name="co24" table:default-cell-style-name="ce32"/>
        <table:table-column table:style-name="co1" table:number-columns-repeated="7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float" office:value="3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-type="float" office:value="2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>
        <table:table-column table:style-name="co28" table:default-cell-style-name="ce32"/>
        <table:table-column table:style-name="co49" table:default-cell-style-name="ce32"/>
        <table:table-column table:style-name="co50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31" table:default-cell-style-name="ce32"/>
        <table:table-column table:style-name="co51" table:default-cell-style-name="ce32"/>
        <table:table-column table:style-name="co52" table:default-cell-style-name="ce32"/>
        <table:table-column table:style-name="co11" table:default-cell-style-name="ce32"/>
        <table:table-column table:style-name="co13" table:number-columns-repeated="3" table:default-cell-style-name="ce32"/>
        <table:table-column table:style-name="co21" table:default-cell-style-name="ce32"/>
        <table:table-column table:style-name="co39" table:default-cell-style-name="ce32"/>
        <table:table-column table:style-name="co28" table:default-cell-style-name="ce32"/>
        <table:table-column table:style-name="co42" table:default-cell-style-name="ce32"/>
        <table:table-column table:style-name="co50" table:default-cell-style-name="ce32"/>
        <table:table-column table:style-name="co18" table:number-columns-repeated="2" table:default-cell-style-name="ce32" table:visibility="collapse"/>
        <table:table-column table:style-name="co1" table:default-cell-style-name="ce32"/>
        <table:table-column table:style-name="co51" table:default-cell-style-name="ce32"/>
        <table:table-column table:style-name="co1" table:number-columns-repeated="9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>
        <table:table-column table:style-name="co53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24" table:default-cell-style-name="ce32"/>
        <table:table-column table:style-name="co54" table:default-cell-style-name="ce32"/>
        <table:table-column table:style-name="co15" table:default-cell-style-name="ce32"/>
        <table:table-column table:style-name="co21" table:default-cell-style-name="ce32"/>
        <table:table-column table:style-name="co55" table:number-columns-repeated="3" table:default-cell-style-name="ce32"/>
        <table:table-column table:style-name="co21" table:default-cell-style-name="ce32"/>
        <table:table-column table:style-name="co56" table:default-cell-style-name="ce32"/>
        <table:table-column table:style-name="co57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34" table:default-cell-style-name="ce32"/>
        <table:table-column table:style-name="co1" table:number-columns-repeated="11" table:default-cell-style-name="ce32"/>
        <table:table-column table:style-name="co18" table:default-cell-style-name="ce32" table:visibility="collapse"/>
        <table:table-column table:style-name="co1" table:number-columns-repeated="16352" table:default-cell-style-name="ce32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3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-type="float" office:value="5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-type="float" office:value="1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>
        <table:table-column table:style-name="co58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59" table:number-columns-repeated="3" table:default-cell-style-name="ce32"/>
        <table:table-column table:style-name="co21" table:default-cell-style-name="ce32"/>
        <table:table-column table:style-name="co55" table:number-columns-repeated="3" table:default-cell-style-name="ce32"/>
        <table:table-column table:style-name="co60" table:default-cell-style-name="ce32"/>
        <table:table-column table:style-name="co56" table:default-cell-style-name="ce32"/>
        <table:table-column table:style-name="co61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1" table:number-columns-repeated="7" table:default-cell-style-name="ce32"/>
        <table:table-column table:style-name="co60" table:default-cell-style-name="ce32"/>
        <table:table-column table:style-name="co1" table:number-columns-repeated="3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-type="float" office:value="4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>
        <table:table-column table:style-name="co62" table:default-cell-style-name="ce32"/>
        <table:table-column table:style-name="co63" table:default-cell-style-name="ce32"/>
        <table:table-column table:style-name="co64" table:default-cell-style-name="ce170"/>
        <table:table-column table:style-name="co65" table:default-cell-style-name="ce32"/>
        <table:table-column table:style-name="co66" table:default-cell-style-name="ce32"/>
        <table:table-column table:style-name="co67" table:number-columns-repeated="16379" table:default-cell-style-name="ce32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-type="float" office:value="4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-type="float" office:value="3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-type="float" office:value="1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-type="float" office:value="2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>
        <table:table-column table:style-name="co68" table:default-cell-style-name="ce32"/>
        <table:table-column table:style-name="co27" table:default-cell-style-name="ce32"/>
        <table:table-column table:style-name="co69" table:default-cell-style-name="ce32"/>
        <table:table-column table:style-name="co64" table:default-cell-style-name="ce32"/>
        <table:table-column table:style-name="co1" table:default-cell-style-name="ce32"/>
        <table:table-column table:style-name="co70" table:default-cell-style-name="ce32"/>
        <table:table-column table:style-name="co42" table:default-cell-style-name="ce32"/>
        <table:table-column table:style-name="co1" table:default-cell-style-name="ce32"/>
        <table:table-column table:style-name="co69" table:default-cell-style-name="ce32"/>
        <table:table-column table:style-name="co1" table:number-columns-repeated="9" table:default-cell-style-name="ce32"/>
        <table:table-column table:style-name="co18" table:default-cell-style-name="ce32" table:visibility="collapse"/>
        <table:table-column table:style-name="co1" table:number-columns-repeated="16365" table:default-cell-style-name="ce32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